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-Bold" svg:font-family="Calibri-Bold"/>
    <style:font-face style:name="TimesNewRomanPSMT" svg:font-family="TimesNewRomanPSMT" style:font-family-generic="roman"/>
    <style:font-face style:name="Garamond" svg:font-family="Garamond, Garamond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0.629cm" fo:margin-left="2.506cm" fo:margin-right="3.865cm" table:align="margins"/>
    </style:style>
    <style:style style:name="Tableau1.A" style:family="table-column">
      <style:table-column-properties style:column-width="4.692cm" style:rel-column-width="28928*"/>
    </style:style>
    <style:style style:name="Tableau1.B" style:family="table-column">
      <style:table-column-properties style:column-width="5.937cm" style:rel-column-width="36607*"/>
    </style:style>
    <style:style style:name="Tableau1.A1" style:family="table-cell">
      <style:table-cell-properties fo:padding="0.097cm" fo:border-left="0.088cm solid #000000" fo:border-right="none" fo:border-top="0.088cm solid #000000" fo:border-bottom="0.088cm solid #000000"/>
    </style:style>
    <style:style style:name="Tableau1.B1" style:family="table-cell">
      <style:table-cell-properties fo:padding="0.097cm" fo:border="0.088cm solid #000000"/>
    </style:style>
    <style:style style:name="Tableau1.A2" style:family="table-cell">
      <style:table-cell-properties fo:padding="0.097cm" fo:border-left="0.088cm solid #000000" fo:border-right="none" fo:border-top="none" fo:border-bottom="0.088cm solid #000000"/>
    </style:style>
    <style:style style:name="Tableau1.B2" style:family="table-cell">
      <style:table-cell-properties fo:padding="0.097cm" fo:border-left="0.088cm solid #000000" fo:border-right="0.088cm solid #000000" fo:border-top="none" fo:border-bottom="0.088cm solid #000000"/>
    </style:style>
    <style:style style:name="P1" style:family="paragraph" style:parent-style-name="Standard">
      <style:text-properties fo:color="#333333"/>
    </style:style>
    <style:style style:name="P2" style:family="paragraph" style:parent-style-name="Standard">
      <style:text-properties fo:color="#333333" fo:font-weight="bold" style:font-weight-asian="bold" style:font-weight-complex="bold"/>
    </style:style>
    <style:style style:name="P3" style:family="paragraph" style:parent-style-name="Standard">
      <style:text-properties fo:color="#333333" style:font-name="TimesNewRomanPSMT" fo:font-size="13pt" style:text-underline-style="none" fo:font-weight="bold" style:font-name-asian="TimesNewRomanPSMT" style:font-size-asian="13pt" style:font-weight-asian="bold" style:font-name-complex="TimesNewRomanPSMT" style:font-size-complex="13pt" style:font-weight-complex="bold"/>
    </style:style>
    <style:style style:name="P4" style:family="paragraph" style:parent-style-name="Standard">
      <style:text-properties fo:color="#333333" style:font-name="Calibri-Bold" fo:font-size="22pt" style:text-underline-style="solid" style:text-underline-width="auto" style:text-underline-color="font-color" fo:font-weight="bold" style:font-name-asian="Calibri-Bold" style:font-size-asian="22pt" style:font-weight-asian="bold" style:font-name-complex="Calibri-Bold" style:font-size-complex="22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TimesNewRomanPSMT" fo:font-size="13pt" style:font-name-asian="TimesNewRomanPSMT" style:font-size-asian="13pt" style:font-name-complex="TimesNewRomanPSMT" style:font-size-complex="13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TimesNewRomanPSMT" fo:font-size="11pt" style:font-name-asian="TimesNewRomanPSMT" style:font-size-asian="11pt" style:font-name-complex="TimesNewRomanPSM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TimesNewRomanPSMT" fo:font-size="13pt" style:font-name-asian="TimesNewRomanPSMT" style:font-size-asian="13pt" style:font-name-complex="TimesNewRomanPSMT" style:font-size-complex="13pt"/>
    </style:style>
    <style:style style:name="P8" style:family="paragraph" style:parent-style-name="Table_20_Contents">
      <style:paragraph-properties fo:text-align="center" style:justify-single-word="false"/>
      <style:text-properties style:font-name="TimesNewRomanPSMT" fo:font-size="16pt" fo:font-weight="bold" style:font-name-asian="TimesNewRomanPSMT" style:font-size-asian="16pt" style:font-weight-asian="bold" style:font-name-complex="TimesNewRomanPSMT" style:font-size-complex="16pt" style:font-weight-complex="bold"/>
    </style:style>
    <style:style style:name="P9" style:family="paragraph" style:parent-style-name="Standard" style:list-style-name="L1">
      <style:text-properties fo:color="#333333" style:font-name="TimesNewRomanPSMT" fo:font-size="13pt" fo:font-weight="normal" style:font-name-asian="TimesNewRomanPSMT" style:font-size-asian="13pt" style:font-weight-asian="normal" style:font-name-complex="TimesNewRomanPSMT" style:font-size-complex="13pt" style:font-weight-complex="normal"/>
    </style:style>
    <style:style style:name="P10" style:family="paragraph" style:parent-style-name="Standard" style:list-style-name="L8">
      <style:text-properties fo:color="#333333" style:font-name="TimesNewRomanPSMT" fo:font-size="13pt" style:text-underline-style="none" fo:font-weight="bold" style:font-name-asian="TimesNewRomanPSMT" style:font-size-asian="13pt" style:font-weight-asian="bold" style:font-name-complex="TimesNewRomanPSMT" style:font-size-complex="13pt" style:font-weight-complex="bold"/>
    </style:style>
    <style:style style:name="P11" style:family="paragraph" style:parent-style-name="Standard">
      <style:text-properties fo:color="#333333" style:font-name="TimesNewRomanPSMT" fo:font-size="13pt" style:text-underline-style="none" fo:font-weight="normal" style:font-name-asian="TimesNewRomanPSMT" style:font-size-asian="13pt" style:font-weight-asian="normal" style:font-name-complex="TimesNewRomanPSMT" style:font-size-complex="13pt" style:font-weight-complex="normal"/>
    </style:style>
    <style:style style:name="P12" style:family="paragraph" style:parent-style-name="Standard">
      <style:text-properties fo:color="#333333" style:font-name="Calibri-Bold" fo:font-size="22pt" style:text-underline-style="solid" style:text-underline-width="auto" style:text-underline-color="font-color" fo:font-weight="bold" style:font-name-asian="Calibri-Bold" style:font-size-asian="22pt" style:font-weight-asian="bold" style:font-name-complex="Calibri-Bold" style:font-size-complex="22pt" style:font-weight-complex="bold"/>
    </style:style>
    <style:style style:name="P13" style:family="paragraph" style:parent-style-name="Standard" style:list-style-name="L2">
      <style:paragraph-properties fo:text-align="start" style:justify-single-word="false" style:text-autospace="none"/>
      <style:text-properties style:font-name="TimesNewRomanPSMT" fo:font-size="13pt" style:font-name-asian="TimesNewRomanPSMT" style:font-size-asian="13pt" style:font-name-complex="TimesNewRomanPSMT" style:font-size-complex="13pt"/>
    </style:style>
    <style:style style:name="P14" style:family="paragraph" style:parent-style-name="Standard" style:list-style-name="L3">
      <style:paragraph-properties fo:text-align="start" style:justify-single-word="false" style:text-autospace="none"/>
      <style:text-properties style:font-name="TimesNewRomanPSMT" fo:font-size="13pt" style:font-name-asian="TimesNewRomanPSMT" style:font-size-asian="13pt" style:font-name-complex="TimesNewRomanPSMT" style:font-size-complex="13pt"/>
    </style:style>
    <style:style style:name="P15" style:family="paragraph" style:parent-style-name="Standard" style:list-style-name="L5">
      <style:paragraph-properties fo:text-align="start" style:justify-single-word="false" style:text-autospace="none"/>
      <style:text-properties style:font-name="TimesNewRomanPSMT" fo:font-size="13pt" style:font-name-asian="TimesNewRomanPSMT" style:font-size-asian="13pt" style:font-name-complex="TimesNewRomanPSMT" style:font-size-complex="13pt"/>
    </style:style>
    <style:style style:name="P16" style:family="paragraph" style:parent-style-name="Standard" style:list-style-name="L6">
      <style:paragraph-properties fo:text-align="start" style:justify-single-word="false" style:text-autospace="none"/>
      <style:text-properties style:font-name="TimesNewRomanPSMT" fo:font-size="13pt" style:font-name-asian="TimesNewRomanPSMT" style:font-size-asian="13pt" style:font-name-complex="TimesNewRomanPSMT" style:font-size-complex="13pt"/>
    </style:style>
    <style:style style:name="P17" style:family="paragraph" style:parent-style-name="Standard" style:list-style-name="L9">
      <style:paragraph-properties fo:text-align="start" style:justify-single-word="false" style:text-autospace="none"/>
      <style:text-properties style:font-name="TimesNewRomanPSMT" fo:font-size="13pt" style:font-name-asian="TimesNewRomanPSMT" style:font-size-asian="13pt" style:font-name-complex="TimesNewRomanPSMT" style:font-size-complex="13pt"/>
    </style:style>
    <style:style style:name="P18" style:family="paragraph" style:parent-style-name="Standard" style:list-style-name="L10">
      <style:paragraph-properties fo:text-align="start" style:justify-single-word="false" style:text-autospace="none"/>
      <style:text-properties style:font-name="TimesNewRomanPSMT" fo:font-size="13pt" style:font-name-asian="TimesNewRomanPSMT" style:font-size-asian="13pt" style:font-name-complex="TimesNewRomanPSMT" style:font-size-complex="13pt"/>
    </style:style>
    <style:style style:name="P19" style:family="paragraph" style:parent-style-name="Standard" style:list-style-name="L11">
      <style:paragraph-properties fo:text-align="start" style:justify-single-word="false" style:text-autospace="none"/>
      <style:text-properties style:font-name="TimesNewRomanPSMT" fo:font-size="13pt" style:font-name-asian="TimesNewRomanPSMT" style:font-size-asian="13pt" style:font-name-complex="TimesNewRomanPSMT" style:font-size-complex="13pt"/>
    </style:style>
    <style:style style:name="P20" style:family="paragraph" style:parent-style-name="Standard" style:list-style-name="L12">
      <style:paragraph-properties fo:text-align="start" style:justify-single-word="false" style:text-autospace="none"/>
      <style:text-properties style:font-name="TimesNewRomanPSMT" fo:font-size="13pt" style:font-name-asian="TimesNewRomanPSMT" style:font-size-asian="13pt" style:font-name-complex="TimesNewRomanPSMT" style:font-size-complex="13pt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TimesNewRomanPSMT" fo:font-size="13pt" style:font-name-asian="TimesNewRomanPSMT" style:font-size-asian="13pt" style:font-name-complex="TimesNewRomanPSMT" style:font-size-complex="13pt"/>
    </style:style>
    <style:style style:name="P22" style:family="paragraph" style:parent-style-name="Standard" style:list-style-name="L4">
      <style:paragraph-properties fo:text-align="start" style:justify-single-word="false" style:text-autospace="none"/>
      <style:text-properties style:font-name="TimesNewRomanPSMT" fo:font-size="13pt" fo:font-weight="bold" style:font-name-asian="TimesNewRomanPSMT" style:font-size-asian="13pt" style:font-weight-asian="bold" style:font-name-complex="TimesNewRomanPSMT" style:font-size-complex="13pt" style:font-weight-complex="bold"/>
    </style:style>
    <style:style style:name="P23" style:family="paragraph" style:parent-style-name="Standard" style:list-style-name="L9">
      <style:paragraph-properties fo:text-align="start" style:justify-single-word="false" style:text-autospace="none"/>
      <style:text-properties style:font-name="TimesNewRomanPSMT" fo:font-size="13pt" fo:font-weight="bold" style:font-name-asian="TimesNewRomanPSMT" style:font-size-asian="13pt" style:font-weight-asian="bold" style:font-name-complex="TimesNewRomanPSMT" style:font-size-complex="13pt" style:font-weight-complex="bold"/>
    </style:style>
    <style:style style:name="P24" style:family="paragraph" style:parent-style-name="Standard" style:list-style-name="L7">
      <style:paragraph-properties style:text-autospace="none"/>
    </style:style>
    <style:style style:name="P25" style:family="paragraph" style:parent-style-name="Standard" style:list-style-name="L7">
      <style:paragraph-properties style:text-autospace="none"/>
      <style:text-properties style:font-name="Times New Roman1" fo:font-size="13pt" fo:font-weight="normal" style:font-size-asian="13pt" style:font-weight-asian="normal" style:font-size-complex="13pt" style:font-weight-complex="normal"/>
    </style:style>
    <style:style style:name="T1" style:family="text">
      <style:text-properties style:font-name="Calibri-Bold" fo:font-size="22pt" fo:font-weight="bold" style:font-name-asian="Calibri-Bold" style:font-size-asian="22pt" style:font-weight-asian="bold" style:font-name-complex="Calibri-Bold" style:font-size-complex="22pt" style:font-weight-complex="bold"/>
    </style:style>
    <style:style style:name="T2" style:family="text">
      <style:text-properties style:font-name="Calibri-Bold" fo:font-size="22pt" style:text-underline-style="solid" style:text-underline-width="auto" style:text-underline-color="font-color" fo:font-weight="bold" style:font-name-asian="Calibri-Bold" style:font-size-asian="22pt" style:font-weight-asian="bold" style:font-name-complex="Calibri-Bold" style:font-size-complex="22pt" style:font-weight-complex="bold"/>
    </style:style>
    <style:style style:name="T3" style:family="text">
      <style:text-properties fo:color="#333333" style:font-name="Calibri-Bold" fo:font-size="22pt" fo:font-weight="bold" style:font-name-asian="Calibri-Bold" style:font-size-asian="22pt" style:font-weight-asian="bold" style:font-name-complex="Calibri-Bold" style:font-size-complex="22pt" style:font-weight-complex="bold"/>
    </style:style>
    <style:style style:name="T4" style:family="text">
      <style:text-properties fo:color="#333333" fo:font-size="22pt" fo:font-weight="bold" style:font-name-asian="Calibri-Bold" style:font-size-asian="22pt" style:font-weight-asian="bold" style:font-name-complex="Calibri-Bold" style:font-size-complex="22pt" style:font-weight-complex="bold"/>
    </style:style>
    <style:style style:name="T5" style:family="text">
      <style:text-properties fo:color="#333333" fo:font-weight="bold" style:font-name-asian="Calibri-Bold" style:font-weight-asian="bold" style:font-name-complex="Calibri-Bold" style:font-weight-complex="bold"/>
    </style:style>
    <style:style style:name="T6" style:family="text">
      <style:text-properties fo:color="#333333" style:font-name-asian="Calibri-Bold" style:font-name-complex="Calibri-Bold"/>
    </style:style>
    <style:style style:name="T7" style:family="text">
      <style:text-properties style:font-name="TimesNewRomanPSMT" fo:font-size="13pt" style:font-name-asian="TimesNewRomanPSMT" style:font-size-asian="13pt" style:font-name-complex="TimesNewRomanPSMT" style:font-size-complex="13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 style:font-name="Garamond" fo:font-weight="bold" style:font-name-asian="Garamond" style:font-weight-asian="bold" style:font-name-complex="Garamond" style:font-weight-complex="bold"/>
    </style:style>
    <style:style style:name="T10" style:family="text">
      <style:text-properties fo:color="#000000" style:font-name="Garamond" fo:font-weight="normal" style:font-name-asian="Garamond" style:font-weight-asian="normal" style:font-name-complex="Garamond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 text:start-value="1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TS SIO1 <text:s text:c="110"/>Date: 07-09-2023</text:p>
      <text:p text:style-name="P2"/>
      <text:p text:style-name="P2">Nom et Prénoms :</text:p>
      <text:p text:style-name="P1"/>
      <text:p text:style-name="P1"><text:s text:c="17"/><text:span text:style-name="T1">TRAVAUX DIRIGEES- correction</text:span></text:p>
      <text:p text:style-name="P1"><text:span text:style-name="T1"><text:s text:c="25"/></text:span><text:span text:style-name="T2">TD n°1</text:span></text:p>
      <text:p text:style-name="P4">Exercice1</text:p>
      <text:list xml:id="list3999998297806048859" text:style-name="L1">
        <text:list-item>
          <text:p text:style-name="P9">Donnez la différence entre un réseau local et un réseau étendu.</text:p>
          <text:p text:style-name="P9">Le réseau local est limité à une entreprise, il utilise un protocole LAN comme ethernet ou Token-ring. Le réseau étendu utilise des connexions téléphoniques (RNIS) ou ADSL pour relier les différents sites </text:p>
        </text:list-item>
      </text:list>
      <text:list xml:id="list7368034216683003724" text:style-name="L2">
        <text:list-item>
          <text:p text:style-name="P13">Quelles sont les deux grandes configurations possibles pour un réseau</text:p>
          <text:p text:style-name="P13">- Poste à poste </text:p>
          <text:p text:style-name="P13">- Client/serveur </text:p>
          <text:p text:style-name="P13"/>
        </text:list-item>
      </text:list>
      <text:list xml:id="list6610834254864342945" text:style-name="L3">
        <text:list-item>
          <text:p text:style-name="P14">On installe généralement un réseau pour <text:span text:style-name="T8">partager</text:span> des ressources.</text:p>
          <text:p text:style-name="P14"/>
        </text:list-item>
      </text:list>
      <text:list xml:id="list3122143489316328251" text:style-name="L4">
        <text:list-item>
          <text:p text:style-name="P22">Citez trois ressources clé qui sont souvent partagées sur le réseau.</text:p>
        </text:list-item>
      </text:list>
      <text:p text:style-name="P5">- Accès à l’internet </text:p>
      <text:p text:style-name="P5">- Imprimantes </text:p>
      <text:p text:style-name="P5">- Dossier </text:p>
      <text:list xml:id="list1812735999853463826" text:style-name="L5">
        <text:list-item>
          <text:p text:style-name="P15">Dans un réseau poste à poste, chaque ordinateur est à la fois <text:span text:style-name="T8">client</text:span> et <text:span text:style-name="T8">serve</text:span></text:p>
        </text:list-item>
      </text:list>
      <text:p text:style-name="P5"/>
      <text:p text:style-name="P5">6) Dans une topologie en bus, tous les ordinateurs sont reliés par un même câble.</text:p>
      <text:p text:style-name="P5">Pou empêcher les signaux de rebondir, chaque extrémité du câble doit être</text:p>
      <text:p text:style-name="P5">connectée à un <text:span text:style-name="T8">bouchon.</text:span></text:p>
      <text:p text:style-name="P5"/>
      <text:list xml:id="list2039838541572172836" text:style-name="L6">
        <text:list-item>
          <text:p text:style-name="P16">Quel est le rôle d’un serveur dans un réseau articulé autour d’un serveur ?</text:p>
        </text:list-item>
      </text:list>
      <text:p text:style-name="P5">- Répondre rapidement aux demandes des clients du réseau. </text:p>
      <text:p text:style-name="P5">- Garantir la sécurité des fichiers et des dossiers.</text:p>
      <text:p text:style-name="P5"/>
      <text:p text:style-name="P5">8) On emploie le terme <text:span text:style-name="T9">topologie physique</text:span> pour désigner la disposition physique du</text:p>
      <text:p text:style-name="P5">réseau.</text:p>
      <text:p text:style-name="P5">9) Les quatre topologies de bases sont : <text:span text:style-name="T9">étoile </text:span><text:span text:style-name="T10">, </text:span><text:span text:style-name="T9">anneau </text:span><text:span text:style-name="T10">, </text:span><text:span text:style-name="T9">bus , maillée </text:span></text:p>
      <text:p text:style-name="P5"/>
      <text:p text:style-name="P5"/>
      <text:p text:style-name="P5">10)Dans une topologie <text:span text:style-name="T9">étoile</text:span>, tous les segments sont reliés à un</text:p>
      <text:p text:style-name="P5"/>
      <text:p text:style-name="P5">composant central appelé <text:span text:style-name="T9">concentrateur</text:span><text:span text:style-name="T10">.</text:span></text:p>
      <text:p text:style-name="P5"><text:span text:style-name="T10">11) Dans une topologie en bus, une coupure à n’importe que endroit du câble entraîne la panne du réseau. </text:span></text:p>
      <text:p text:style-name="P5"/>
      <text:p text:style-name="P5"/>
      <text:p text:style-name="P5"/>
      <text:p text:style-name="P5"/>
      <text:p text:style-name="P5"/>
      <text:p text:style-name="P6"><text:soft-page-break/></text:p>
      <text:p text:style-name="P5">13)La topologie la plus fiable et la plus coûteuse à la fois est</text:p>
      <text:p text:style-name="P5"/>
      <text:p text:style-name="P5">la topologie <text:span text:style-name="T8">en étoile.</text:span></text:p>
      <text:p text:style-name="P5"/>
      <text:p text:style-name="P5"/>
      <text:p text:style-name="P5">13) Les serveurs sont dits <text:span text:style-name="T8">autonome</text:span> car ils ne sont pas en même temps des <text:span text:style-name="T8">clients.</text:span> Et car ils sont optimisées de façon à répondre rapidement aux demandes des <text:span text:style-name="T8">clients.</text:span> Et à garantir la<text:span text:style-name="T8"> sécurité</text:span> des fichiers et des dossiers.</text:p>
      <text:p text:style-name="P5"/>
      <text:list xml:id="list1342023174717175543" text:style-name="L7">
        <text:list-item>
          <text:p text:style-name="P24"><text:span text:style-name="T7">Quelle est la différence entre la topologie physique et la topologie logique </text:span></text:p>
          <text:p text:style-name="P25"><text:span text:style-name="T6">- La topologie physique : c’est la configuration spatiale , visible du réseau. </text:span></text:p>
          <text:p text:style-name="P25"><text:span text:style-name="T6">- La topologie logique : la façon dont les données transitent dans les câbles. </text:span></text:p>
        </text:list-item>
      </text:list>
      <text:p text:style-name="P4">Exercice2</text:p>
      <text:list xml:id="list5403856456096659112" text:style-name="L8">
        <text:list-item>
          <text:p text:style-name="P10">Quelles sont les couches du modèle OSI ?</text:p>
        </text:list-item>
      </text:list>
      <text:p text:style-name="P11">- Couche application</text:p>
      <text:p text:style-name="P11">- Couche présentation</text:p>
      <text:p text:style-name="P11">- Couche session</text:p>
      <text:p text:style-name="P11">- Couche transport</text:p>
      <text:p text:style-name="P11">- Couche réseau</text:p>
      <text:p text:style-name="P11">- Couche liaison de données</text:p>
      <text:p text:style-name="P11">- Couche physique</text:p>
      <text:p text:style-name="P3"/>
      <text:list xml:id="list4667530872598552421" text:style-name="L9">
        <text:list-item>
          <text:p text:style-name="P23">Quel est le rôle global de chaque couche ?</text:p>
          <text:p text:style-name="P17">Le rôle de chaque couche est d'offrir certains services à la couche immédiatement supérieure en lui évitant les détails de la réalisation de ces services.</text:p>
        </text:list-item>
      </text:list>
      <text:list xml:id="list2121518789928537944" text:style-name="L10">
        <text:list-item>
          <text:p text:style-name="P18">La couche <text:span text:style-name="T8">présentation</text:span> s’intéresse a la sémantique des données.</text:p>
          <text:p text:style-name="P18"/>
        </text:list-item>
      </text:list>
      <text:list xml:id="list1838553477707088258" text:style-name="L11">
        <text:list-item>
          <text:p text:style-name="P19">La couche p<text:span text:style-name="T8">résentation</text:span> traduit les données de façon à convertir le format et le</text:p>
          <text:p text:style-name="P19"/>
        </text:list-item>
      </text:list>
      <text:p text:style-name="P5">rendre compatible avec l’application destinatrice.</text:p>
      <text:p text:style-name="P5"/>
      <text:p text:style-name="P5"/>
      <text:p text:style-name="P5">5) Couches OSI et couches TCP / IP ( tableau à compléter ).</text:p>
      <text:p text:style-name="P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Couches OSI</text:p>
          </table:table-cell>
          <table:table-cell table:style-name="Tableau1.B1" office:value-type="string">
            <text:p text:style-name="P8">Couches TCP / IP</text:p>
          </table:table-cell>
        </table:table-row>
        <table:table-row>
          <table:table-cell table:style-name="Tableau1.A2" office:value-type="string">
            <text:p text:style-name="P7">Application</text:p>
          </table:table-cell>
          <table:table-cell table:style-name="Tableau1.B2" table:number-rows-spanned="7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7">Présentation</text:p>
          </table:table-cell>
          <table:covered-table-cell/>
        </table:table-row>
        <table:table-row>
          <table:table-cell table:style-name="Tableau1.A2" office:value-type="string">
            <text:p text:style-name="P7">Session</text:p>
          </table:table-cell>
          <table:covered-table-cell/>
        </table:table-row>
        <table:table-row>
          <table:table-cell table:style-name="Tableau1.A2" office:value-type="string">
            <text:p text:style-name="P7">Transport</text:p>
          </table:table-cell>
          <table:covered-table-cell/>
        </table:table-row>
        <table:table-row>
          <table:table-cell table:style-name="Tableau1.A2" office:value-type="string">
            <text:p text:style-name="P7">Réseau</text:p>
          </table:table-cell>
          <table:covered-table-cell/>
        </table:table-row>
        <table:table-row>
          <table:table-cell table:style-name="Tableau1.A2" office:value-type="string">
            <text:p text:style-name="P7">Liaison de données</text:p>
          </table:table-cell>
          <table:covered-table-cell/>
        </table:table-row>
        <table:table-row>
          <table:table-cell table:style-name="Tableau1.A2" office:value-type="string">
            <text:p text:style-name="P7">Physique</text:p>
          </table:table-cell>
          <table:covered-table-cell/>
        </table:table-row>
      </table:table>
      <text:p text:style-name="P5"><text:soft-page-break/></text:p>
      <text:p text:style-name="P5"/>
      <text:list xml:id="list3052818598570247292" text:style-name="L12">
        <text:list-item>
          <text:p text:style-name="P20">TCP/IP autorise le routage et on l’emploie communément comme protocole pour la <text:span text:style-name="T8">communication inter réseau 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-Bold" svg:font-family="Calibri-Bold"/>
    <style:font-face style:name="TimesNewRomanPSMT" svg:font-family="TimesNewRomanPSMT" style:font-family-generic="roman"/>
    <style:font-face style:name="Garamond" svg:font-family="Garamond, Garamond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07T13:23:18.10</meta:creation-date>
    <dc:date>2023-09-18T01:42:34.34</dc:date>
    <meta:editing-duration>PT40M27S</meta:editing-duration>
    <meta:editing-cycles>4</meta:editing-cycles>
    <meta:generator>OpenOffice/4.1.7$Win32 OpenOffice.org_project/417m1$Build-9800</meta:generator>
    <meta:document-statistic meta:table-count="1" meta:image-count="0" meta:object-count="0" meta:page-count="3" meta:paragraph-count="59" meta:word-count="489" meta:character-count="2998"/>
  </office:meta>
</office:document-meta>
</file>